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ad1d" officeooo:paragraph-rsid="0011ad1d"/>
    </style:style>
    <style:style style:name="P2" style:family="paragraph" style:parent-style-name="Standard">
      <style:text-properties officeooo:rsid="0011ad1d" officeooo:paragraph-rsid="0013a41b"/>
    </style:style>
    <style:style style:name="P3" style:family="paragraph" style:parent-style-name="Standard">
      <style:text-properties fo:font-weight="bold" officeooo:rsid="0013a41b" officeooo:paragraph-rsid="0013a41b" style:font-weight-asian="bold" style:font-weight-complex="bold"/>
    </style:style>
    <style:style style:name="P4" style:family="paragraph" style:parent-style-name="Standard">
      <style:text-properties fo:font-weight="bold" officeooo:rsid="001654fe" officeooo:paragraph-rsid="001f1faa" style:font-weight-asian="bold" style:font-weight-complex="bold"/>
    </style:style>
    <style:style style:name="P5" style:family="paragraph" style:parent-style-name="Standard">
      <style:text-properties fo:font-weight="normal" officeooo:rsid="0011ad1d" officeooo:paragraph-rsid="0013a41b" style:font-weight-asian="normal" style:font-weight-complex="normal"/>
    </style:style>
    <style:style style:name="P6" style:family="paragraph" style:parent-style-name="Standard">
      <style:text-properties fo:font-weight="normal" officeooo:rsid="0011ad1d" officeooo:paragraph-rsid="001654fe" style:font-weight-asian="normal" style:font-weight-complex="normal"/>
    </style:style>
    <style:style style:name="P7" style:family="paragraph" style:parent-style-name="Standard">
      <style:text-properties fo:font-weight="normal" officeooo:rsid="0011ad1d" officeooo:paragraph-rsid="00176691" style:font-weight-asian="normal" style:font-weight-complex="normal"/>
    </style:style>
    <style:style style:name="P8" style:family="paragraph" style:parent-style-name="Standard">
      <style:text-properties fo:font-weight="normal" officeooo:rsid="0011ad1d" officeooo:paragraph-rsid="0018a3c3" style:font-weight-asian="normal" style:font-weight-complex="normal"/>
    </style:style>
    <style:style style:name="P9" style:family="paragraph" style:parent-style-name="Standard">
      <style:text-properties fo:font-weight="normal" officeooo:rsid="001b3487" officeooo:paragraph-rsid="001b3487" style:font-weight-asian="normal" style:font-weight-complex="normal"/>
    </style:style>
    <style:style style:name="P10" style:family="paragraph" style:parent-style-name="Standard">
      <style:text-properties fo:font-weight="normal" officeooo:rsid="001f1faa" officeooo:paragraph-rsid="001f1faa" style:font-weight-asian="normal" style:font-weight-complex="normal"/>
    </style:style>
    <style:style style:name="P11" style:family="paragraph" style:parent-style-name="Standard">
      <style:text-properties fo:font-weight="normal" officeooo:rsid="00208865" officeooo:paragraph-rsid="00208865" style:font-weight-asian="normal" style:font-weight-complex="normal"/>
    </style:style>
    <style:style style:name="P12" style:family="paragraph" style:parent-style-name="Standard">
      <style:text-properties officeooo:rsid="001654fe" officeooo:paragraph-rsid="001654fe"/>
    </style:style>
    <style:style style:name="P13" style:family="paragraph" style:parent-style-name="Standard">
      <style:text-properties officeooo:rsid="001cf73d" officeooo:paragraph-rsid="001cf73d"/>
    </style:style>
    <style:style style:name="P14" style:family="paragraph" style:parent-style-name="Standard">
      <style:text-properties officeooo:rsid="001cf73d" officeooo:paragraph-rsid="001e3998"/>
    </style:style>
    <style:style style:name="P15" style:family="paragraph" style:parent-style-name="Text_20_body">
      <style:text-properties fo:font-weight="bold" officeooo:rsid="0011ad1d" officeooo:paragraph-rsid="0011ad1d" style:font-weight-asian="bold" style:font-weight-complex="bold"/>
    </style:style>
    <style:style style:name="P16" style:family="paragraph" style:parent-style-name="Standard">
      <style:text-properties fo:font-weight="normal" officeooo:rsid="0011ad1d" officeooo:paragraph-rsid="001654fe" style:font-weight-asian="normal" style:font-weight-complex="normal"/>
    </style:style>
    <style:style style:name="P17" style:family="paragraph" style:parent-style-name="Standard">
      <style:text-properties fo:font-weight="normal" officeooo:rsid="0011ad1d" officeooo:paragraph-rsid="0020a4eb" style:font-weight-asian="normal" style:font-weight-complex="normal"/>
    </style:style>
    <style:style style:name="P18" style:family="paragraph" style:parent-style-name="Standard">
      <style:text-properties fo:font-weight="normal" officeooo:rsid="0011ad1d" officeooo:paragraph-rsid="0011ad1d" style:font-weight-asian="normal" style:font-weight-complex="normal"/>
    </style:style>
    <style:style style:name="P19" style:family="paragraph" style:parent-style-name="Standard">
      <style:text-properties fo:font-weight="normal" officeooo:rsid="0011ad1d" officeooo:paragraph-rsid="0018a3c3" style:font-weight-asian="normal" style:font-weight-complex="normal"/>
    </style:style>
    <style:style style:name="P20" style:family="paragraph" style:parent-style-name="Standard">
      <style:text-properties fo:font-weight="normal" officeooo:rsid="001b3487" officeooo:paragraph-rsid="0020a4eb" style:font-weight-asian="normal" style:font-weight-complex="normal"/>
    </style:style>
    <style:style style:name="P21" style:family="paragraph" style:parent-style-name="Standard">
      <style:text-properties fo:font-weight="bold" officeooo:rsid="001654fe" officeooo:paragraph-rsid="0020a4eb" style:font-weight-asian="bold" style:font-weight-complex="bold"/>
    </style:style>
    <style:style style:name="P22" style:family="paragraph" style:parent-style-name="Standard">
      <style:text-properties officeooo:rsid="001654fe" officeooo:paragraph-rsid="001654fe"/>
    </style:style>
    <style:style style:name="P23" style:family="paragraph" style:parent-style-name="Standard">
      <style:text-properties officeooo:rsid="001654fe" officeooo:paragraph-rsid="0020a4eb"/>
    </style:style>
    <style:style style:name="P2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ad1d"/>
    </style:style>
    <style:style style:name="T2" style:family="text">
      <style:text-properties officeooo:rsid="0013a41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a41b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1ad1d"/>
    </style:style>
    <style:style style:name="T7" style:family="text">
      <style:text-properties officeooo:rsid="001654fe"/>
    </style:style>
    <style:style style:name="T8" style:family="text">
      <style:text-properties officeooo:rsid="00176691"/>
    </style:style>
    <style:style style:name="T9" style:family="text">
      <style:text-properties officeooo:rsid="00195191"/>
    </style:style>
    <style:style style:name="T10" style:family="text">
      <style:text-properties officeooo:rsid="001e3998"/>
    </style:style>
    <style:style style:name="T11" style:family="text">
      <style:text-properties officeooo:rsid="001f1faa"/>
    </style:style>
    <style:style style:name="T12" style:family="text">
      <style:text-properties officeooo:rsid="0020a4eb"/>
    </style:style>
    <style:style style:name="T13" style:family="text">
      <style:text-properties officeooo:rsid="00214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Bento <text:span text:style-name="T6">Default</text:span><text:span text:style-name="T1"> C</text:span>onfiguration files</text:h>
      <text:p text:style-name="P1"/>
      <text:h text:style-name="Heading_20_3" text:outline-level="3">Openbox user configuration</text:h>
      <text:p text:style-name="P15">Symlinks to a <text:span text:style-name="T5">lang</text:span> subdirectory :</text:p>
      <text:p text:style-name="P1">$HOME/.config/openbox/autostart </text:p>
      <text:p text:style-name="P1">$HOME/.config/openbox/menu.xml </text:p>
      <text:p text:style-name="P1">$HOME/.config/openbox/rc.xml</text:p>
      <text:p text:style-name="P1"/>
      <text:p text:style-name="P3">Files in the lang subdirectory :</text:p>
      <text:p text:style-name="P1">$HOME/.config/openbox/lang/autostart-en</text:p>
      <text:p text:style-name="P1">$HOME/.config/openbox/lang/autostart-fr</text:p>
      <text:p text:style-name="P1">$HOME/.config/openbox/lang/autostart-de</text:p>
      <text:p text:style-name="P1">$HOME/.config/openbox/lang/menu.xml-en</text:p>
      <text:p text:style-name="P1">$HOME/.config/openbox/lang/menu.xml-fr</text:p>
      <text:p text:style-name="P1">$HOME/.config/openbox/lang/menu.xml-de</text:p>
      <text:p text:style-name="P1">$HOME/.config/openbox/lang/rc.xml-en</text:p>
      <text:p text:style-name="P1">$HOME/.config/openbox/lang/rc.xml-fr</text:p>
      <text:p text:style-name="P1">$HOME/.config/openbox/lang/rc.xml-de</text:p>
      <text:p text:style-name="P1"/>
      <text:p text:style-name="P3">Other files <text:span text:style-name="T9">in Openbox directory</text:span> :</text:p>
      <text:p text:style-name="P5">$HOME/.config/openbox/<text:span text:style-name="T2">environment</text:span></text:p>
      <text:p text:style-name="P5">$HOME/.config/openbox/<text:span text:style-name="T2">README </text:span></text:p>
      <text:p text:style-name="P5">$HOME/.config/openbox/<text:span text:style-name="T2">LISEZ-MOI</text:span></text:p>
      <text:p text:style-name="P2"><text:span text:style-name="T3">$HOME/.config/openbox/</text:span><text:span text:style-name="T4">Bitte-lesen.txt <text:s/></text:span></text:p>
      <text:p text:style-name="P1">$HOME/.config/openbox/<text:span text:style-name="T2">scripts/oblocale.sh</text:span></text:p>
      <text:p text:style-name="P18"/>
      <text:p text:style-name="P21"><text:span text:style-name="T12">Lxpanel </text:span>configuration files: </text:p>
      <text:p text:style-name="P7">$HOME/.config/<text:span text:style-name="T8">lxpanel/default/config</text:span></text:p>
      <text:p text:style-name="P7">$HOME/.config/<text:span text:style-name="T8">lxpanel/default/panel</text:span></text:p>
      <text:p text:style-name="P7">$HOME/.config/<text:span text:style-name="T8">lxpanel/default/panels/panel</text:span></text:p>
      <text:p text:style-name="P6"/>
      <text:p text:style-name="P21"><text:span text:style-name="T12">Tint2 </text:span>configuration files: </text:p>
      <text:p text:style-name="P17">$HOME/.config/<text:span text:style-name="T7">tint2/</text:span></text:p>
      <text:p text:style-name="P17">$HOME/.config/<text:span text:style-name="T7">tint2/tint2rc</text:span></text:p>
      <text:p text:style-name="P6"/>
      <text:p text:style-name="P21"><text:span text:style-name="T12">PCManFM/Libfm</text:span> configuration files: </text:p>
      <text:p text:style-name="P6">$HOME/.config/<text:span text:style-name="T7">pcmanfm/default/desktop-items-0.conf</text:span></text:p>
      <text:p text:style-name="P8">$HOME/.config/<text:span text:style-name="T7">pcmanfm/default/desktop-items-1.conf</text:span></text:p>
      <text:p text:style-name="P8">$HOME/.config/<text:span text:style-name="T7">pcmanfm/default/pcmanfm.conf</text:span></text:p>
      <text:p text:style-name="P6">$HOME/.config/<text:span text:style-name="T7">libfm/dir-settings.conf</text:span></text:p>
      <text:p text:style-name="P8">$HOME/.config/<text:span text:style-name="T7">libfm/libfm.conf</text:span></text:p>
      <text:p text:style-name="P8">$HOME/.config/<text:span text:style-name="T7">libfm/pref-apps.conf</text:span></text:p>
      <text:p text:style-name="P8"/>
      <text:p text:style-name="P21"><text:span text:style-name="T12">Midori </text:span>configuration files: </text:p>
      <text:p text:style-name="P6">$HOME/.config/<text:span text:style-name="T7">midori/*</text:span></text:p>
      <text:p text:style-name="P17">$HOME/.c<text:span text:style-name="T12">ache</text:span>/<text:span text:style-name="T7">midori/*</text:span></text:p>
      <text:p text:style-name="P6"/>
      <text:p text:style-name="P21"><text:span text:style-name="T12">Gtk3-0 </text:span>configuration files: </text:p>
      <text:p text:style-name="P12">$HOME/.config/gtk-3.0/settings.ini </text:p>
      <text:p text:style-name="P23"><text:soft-page-break/>$ROOT/.config/gtk-3.0/settings.ini </text:p>
      <text:p text:style-name="P12"/>
      <text:p text:style-name="P21"><text:span text:style-name="T12">Other </text:span>configuration files: </text:p>
      <text:p text:style-name="P20">$HOME/.config/autostart/</text:p>
      <text:p text:style-name="P12">$HOME/.xinitrc </text:p>
      <text:p text:style-name="P12">$HOME/.bashrc </text:p>
      <text:p text:style-name="P12">$HOME/.Xdefaults </text:p>
      <text:p text:style-name="P12">$HOME/.Xresources </text:p>
      <text:p text:style-name="P12">$HOME/.gtkrc-2.0 </text:p>
      <text:p text:style-name="P12"/>
      <text:p text:style-name="P12"/>
      <text:p text:style-name="P12"/>
      <text:p text:style-name="P13">$SYSTEM/etc/lightdm/*</text:p>
      <text:p text:style-name="P14">$SYSTEM/etc/<text:span text:style-name="T10">xdg/menus/lxde-applications-menus – the one from Lubuntu desktop preferences</text:span></text:p>
      <text:p text:style-name="P12">$ROOT/.bashrc </text:p>
      <text:p text:style-name="P12">$ROOT/.gtkrc2.0 </text:p>
      <text:p text:style-name="P12"/>
      <text:p text:style-name="P12"/>
      <text:p text:style-name="P4"><text:span text:style-name="T11">Configuration for the Live Splashboot</text:span>: </text:p>
      <text:p text:style-name="P10">ISOLINUX Files</text:p>
      <text:p text:style-name="P10">Plymouth files</text:p>
      <text:p text:style-name="P10"/>
      <text:p text:style-name="P11">Note : lacks $BUILDIR/ISO/.disk/release_notes_url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18:19:40.359025274</meta:creation-date>
    <dc:date>2014-08-30T12:04:57.536475149</dc:date>
    <meta:editing-duration>PT1H9M14S</meta:editing-duration>
    <meta:editing-cycles>14</meta:editing-cycles>
    <meta:generator>LibreOffice/4.2.6.2$Linux_X86_64 LibreOffice_project/420m0$Build-2</meta:generator>
    <meta:document-statistic meta:table-count="0" meta:image-count="0" meta:object-count="0" meta:page-count="2" meta:paragraph-count="57" meta:word-count="104" meta:character-count="1811" meta:non-whitespace-character-count="1742"/>
  </office:meta>
</office:document-meta>
</file>